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nux Biolinum O" svg:font-family="'Linux Biolinum O'"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Ubuntu" officeooo:rsid="001baea7" officeooo:paragraph-rsid="001baea7"/>
    </style:style>
    <style:style style:name="P2" style:family="paragraph" style:parent-style-name="Standard" style:list-style-name="L1">
      <style:paragraph-properties fo:text-align="justify" style:justify-single-word="false"/>
      <style:text-properties style:font-name="Ubuntu" officeooo:rsid="001baea7" officeooo:paragraph-rsid="001baea7"/>
    </style:style>
    <style:style style:name="P3" style:family="paragraph" style:parent-style-name="Standard">
      <style:paragraph-properties fo:text-align="justify" style:justify-single-word="false"/>
      <style:text-properties style:font-name="Ubuntu" officeooo:rsid="001c60f9" officeooo:paragraph-rsid="001c60f9"/>
    </style:style>
    <style:style style:name="P4" style:family="paragraph" style:parent-style-name="Standard" style:list-style-name="L2">
      <style:paragraph-properties fo:text-align="justify" style:justify-single-word="false"/>
      <style:text-properties style:font-name="Ubuntu" officeooo:rsid="001d6ef9" officeooo:paragraph-rsid="001d6ef9"/>
    </style:style>
    <style:style style:name="P5" style:family="paragraph" style:parent-style-name="Standard">
      <style:paragraph-properties fo:text-align="justify" style:justify-single-word="false"/>
      <style:text-properties style:font-name="Ubuntu" officeooo:rsid="001e1f90" officeooo:paragraph-rsid="001e1f90"/>
    </style:style>
    <style:style style:name="P6" style:family="paragraph" style:parent-style-name="Standard" style:list-style-name="L3">
      <style:paragraph-properties fo:text-align="justify" style:justify-single-word="false"/>
      <style:text-properties style:font-name="Ubuntu" officeooo:rsid="001e1f90" officeooo:paragraph-rsid="001e1f90"/>
    </style:style>
    <style:style style:name="P7" style:family="paragraph" style:parent-style-name="Standard">
      <style:paragraph-properties fo:text-align="justify" style:justify-single-word="false"/>
      <style:text-properties style:font-name="Ubuntu" officeooo:rsid="00201700" officeooo:paragraph-rsid="00219024"/>
    </style:style>
    <style:style style:name="P8" style:family="paragraph" style:parent-style-name="Standard">
      <style:paragraph-properties fo:text-align="justify" style:justify-single-word="false"/>
      <style:text-properties style:font-name="Ubuntu" officeooo:rsid="00201700" officeooo:paragraph-rsid="00201700"/>
    </style:style>
    <style:style style:name="P9" style:family="paragraph" style:parent-style-name="Standard">
      <style:paragraph-properties fo:text-align="justify" style:justify-single-word="false"/>
      <style:text-properties style:font-name="Ubuntu" officeooo:rsid="00219024" officeooo:paragraph-rsid="00219024"/>
    </style:style>
    <style:style style:name="P10" style:family="paragraph" style:parent-style-name="Standard">
      <style:paragraph-properties fo:text-align="justify" style:justify-single-word="false"/>
      <style:text-properties style:font-name="Ubuntu" officeooo:rsid="00219024" officeooo:paragraph-rsid="00219fbb"/>
    </style:style>
    <style:style style:name="P11" style:family="paragraph" style:parent-style-name="Standard">
      <style:paragraph-properties fo:text-align="justify" style:justify-single-word="false"/>
      <style:text-properties style:font-name="Ubuntu" officeooo:rsid="00240998" officeooo:paragraph-rsid="00240998"/>
    </style:style>
    <style:style style:name="P12" style:family="paragraph" style:parent-style-name="Standard">
      <style:paragraph-properties fo:text-align="justify" style:justify-single-word="false"/>
      <style:text-properties style:font-name="Ubuntu" officeooo:rsid="00258b13" officeooo:paragraph-rsid="00258b13"/>
    </style:style>
    <style:style style:name="P13" style:family="paragraph" style:parent-style-name="Standard">
      <style:paragraph-properties fo:text-align="justify" style:justify-single-word="false"/>
      <style:text-properties style:font-name="Ubuntu" officeooo:rsid="00272eb8" officeooo:paragraph-rsid="00272eb8"/>
    </style:style>
    <style:style style:name="P14" style:family="paragraph" style:parent-style-name="Heading_20_1">
      <style:paragraph-properties fo:text-align="justify" style:justify-single-word="false"/>
    </style:style>
    <style:style style:name="T1" style:family="text">
      <style:text-properties officeooo:rsid="001c60f9"/>
    </style:style>
    <style:style style:name="T2" style:family="text">
      <style:text-properties officeooo:rsid="00219024"/>
    </style:style>
    <style:style style:name="T3" style:family="text">
      <style:text-properties officeooo:rsid="00219fbb"/>
    </style:style>
    <style:style style:name="T4" style:family="text">
      <style:text-properties officeooo:rsid="00240998"/>
    </style:style>
    <style:style style:name="T5" style:family="text">
      <style:text-properties fo:font-style="italic" style:font-style-asian="italic" style:font-style-complex="italic"/>
    </style:style>
    <style:style style:name="T6" style:family="text">
      <style:text-properties officeooo:rsid="0028efba"/>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1. Pipeline Description</text:h>
      <text:p text:style-name="P1"/>
      <text:p text:style-name="P1">My pipeline consists of the following steps:</text:p>
      <text:list xml:id="list1412054111" text:style-name="L1">
        <text:list-item>
          <text:p text:style-name="P2">Convert the input image to gray scale.</text:p>
        </text:list-item>
        <text:list-item>
          <text:p text:style-name="P2">Apply Gaussian blurring. Ideally, this step would be optional since Canny detector (see step 3) implicitly incorporates Gaussian blurring. However, since this blurring cannot be controlled (<text:span text:style-name="T2">because of the </text:span>OpenCV implementation) we apply a controlled blurring beforehand.</text:p>
        </text:list-item>
        <text:list-item>
          <text:p text:style-name="P2">Compute binary edge map using Canny detector.</text:p>
        </text:list-item>
        <text:list-item>
          <text:p text:style-name="P2">Mask the edge map by a ROI (Region of interest) <text:span text:style-name="T1">mask (roughly) corresponding to the lane in front of the car. The aim of this step is to exclude the edges that are not relevant for detecting the lines of the current lane.</text:span></text:p>
        </text:list-item>
        <text:list-item>
          <text:p text:style-name="P2">Apply Hough transform to identify <text:span text:style-name="T2">the most </text:span>prominent lines.</text:p>
        </text:list-item>
      </text:list>
      <text:p text:style-name="P1"/>
      <text:p text:style-name="P3">In order to draw a single line on the left and right lanes, I modified the draw_lines() as follows:</text:p>
      <text:list xml:id="list2191696966" text:style-name="L2">
        <text:list-item>
          <text:p text:style-name="P4">I clustered the detected Hough lines according to their slopes. Positive slopes correspond to right side and negative slopes correspond to left slide (perfectly vertical line has a slope equal to zero).</text:p>
        </text:list-item>
        <text:list-item>
          <text:p text:style-name="P4">For each of the two clusters, I used a weighted average to calculate the average slope and offset. The weights correspond to the length of the detected Hough line, i.e., longer lines are more relevant when computing the average then short ones.</text:p>
        </text:list-item>
        <text:list-item>
          <text:p text:style-name="P4">Finally, with the slope and offset values calculated in step 2, I drew the <text:span text:style-name="T2">corresponding pair of lines</text:span> in the input image but only within the ROI area.</text:p>
        </text:list-item>
      </text:list>
      <text:p text:style-name="P12">NOTE: I actually added two new functions to the helper functions set, namely draw_continuous_lines() and draw_filtered_lines() the last one of which I used for the challenge.</text:p>
      <text:p text:style-name="P1"/>
      <text:h text:style-name="Heading_20_3" text:outline-level="3">Challenge</text:h>
      <text:p text:style-name="P5">The assumption until now is that the lines in the input frames are well defined so the Hough transform gives us a (relatively) clean detection result. However, this assumption no longer holds in the challenge video where the detected Hough lines are very noisy (due to, mostly, shadows and background changes). In order to deal with this issue, I proposed a simple procedure of filtering out those lines that clearly do not correspond to a possible line, in other words:</text:p>
      <text:list xml:id="list3413406194" text:style-name="L3">
        <text:list-item>
          <text:p text:style-name="P6">Discard all detected Hough lines whose prolongation crosses any of the ROI lateral borders.</text:p>
        </text:list-item>
      </text:list>
      <text:p text:style-name="P5">This, of course, does not mean that the lines that “survive” the filtering all correspond to lane lines. However, this simple filtering greatly enhances the final result.</text:p>
      <text:p text:style-name="P5"/>
      <text:h text:style-name="Heading_20_1" text:outline-level="1"><text:span text:style-name="T2">2. </text:span>Shortcoming<text:span text:style-name="T2">s</text:span></text:h>
      <text:p text:style-name="P7"/>
      <text:p text:style-name="P10">In this project we have been dealing with sort of an ideal scenario where there are no other cars in front of “ours” (or at least within a relevant ROI). <text:span text:style-name="T3">However, a rear view of a car would considerably affect the edge map and, therefore, the detected Hough lines, and this should be taken into account. In addition, we have only considered s</text:span>traight lines (<text:span text:style-name="T3">or </text:span>only <text:span text:style-name="T3">a very </text:span>slight curvatures). <text:span text:style-name="T3">This is a reasonable assumption for highways but not </text:span><text:soft-page-break/><text:span text:style-name="T3">so for local roads and streets. In this case, imposing linearity when computing the Hough transform would harm the detection rate.</text:span></text:p>
      <text:p text:style-name="P10"/>
      <text:p text:style-name="P11">Moreover, current implementation does not deal with scenarios where no (relevant) lines are detected.</text:p>
      <text:p text:style-name="P11"/>
      <text:p text:style-name="P9"><text:span text:style-name="T4">Finally, I personally am not a fan of “h</text:span>ard coded” parameters <text:span text:style-name="T3">(thresholds for Canny detector, for Hough transform, etc.). Ideally, these parameters should be inferred from the scene itself (lighting conditions, contrast, etc.).</text:span></text:p>
      <text:p text:style-name="P7"/>
      <text:h text:style-name="Heading_20_1" text:outline-level="1"><text:span text:style-name="T2">3. </text:span>Improvements</text:h>
      <text:p text:style-name="P9"><text:span text:style-name="T3">When detecting (and drawing) a line, we could use some sort of</text:span> memory to stabilise the output. <text:span text:style-name="T3">For instance, we could use a simple weighted average where the current line (slope and offset) is the combination of the current estimation and the previous ones (or ones). Additionally, I think Kalman filtering can be used for such a purpose but my knowledge on this topic is quite limited and I am looking forward to learn more in one of this program modules.</text:span></text:p>
      <text:p text:style-name="P9"/>
      <text:p text:style-name="P13">Also we could make use of <text:span text:style-name="T5">a priori</text:span> information. For instance, the relative <text:span text:style-name="T6">slope</text:span> of the two lines is usually fixed. <text:span text:style-name="T6">This fact can also be exploited in order to stablise the detection output.</text:span></text:p>
      <text:p text:style-name="P9"/>
      <text:p text:style-name="P9"><text:span text:style-name="T3">I’d consider applying some sort of i</text:span>mage preprocessing (<text:span text:style-name="T3">e.g. </text:span>contrast enhancement, Histogram equalisation, <text:span text:style-name="T3">etc.</text:span>) <text:span text:style-name="T3">in order to standarise the properties of the input images. This is somehow coupled to the fact that we use fixed parameter settings (see Section 2). For example, applying Canny detector on an overexposed image would require different set of thresholds that applying it on a correctly exposed image with sufficient contrast.</text:span></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nux Biolinum O" svg:font-family="'Linux Biolinum O'"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9T18:01:35.701627106</meta:creation-date>
    <dc:date>2018-02-19T19:51:43.212576433</dc:date>
    <meta:editing-duration>PT48M13S</meta:editing-duration>
    <meta:editing-cycles>9</meta:editing-cycles>
    <meta:generator>LibreOffice/5.3.1.2$Linux_X86_64 LibreOffice_project/30m0$Build-2</meta:generator>
    <meta:document-statistic meta:table-count="0" meta:image-count="0" meta:object-count="0" meta:page-count="2" meta:paragraph-count="24" meta:word-count="723" meta:character-count="4342" meta:non-whitespace-character-count="3652"/>
  </office:meta>
</office:document-meta>
</file>